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7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9393" calcext:value-type="float">
            <text:p><text:s text:c="3"/>89,393</text:p>
          </table:table-cell>
          <table:table-cell table:style-name="ce25" office:value-type="float" office:value="4625" calcext:value-type="float">
            <text:p><text:s text:c="3"/>4,625</text:p>
          </table:table-cell>
          <table:table-cell table:style-name="ce25" office:value-type="float" office:value="8093" calcext:value-type="float">
            <text:p><text:s text:c="3"/>8,093</text:p>
          </table:table-cell>
          <table:table-cell table:style-name="ce25" office:value-type="float" office:value="7471" calcext:value-type="float">
            <text:p><text:s text:c="3"/>7,471</text:p>
          </table:table-cell>
          <table:table-cell table:style-name="ce25" office:value-type="float" office:value="3545" calcext:value-type="float">
            <text:p><text:s text:c="3"/>3,545</text:p>
          </table:table-cell>
          <table:table-cell table:style-name="ce25" office:value-type="float" office:value="3237" calcext:value-type="float">
            <text:p><text:s text:c="3"/>3,237</text:p>
          </table:table-cell>
          <table:table-cell table:style-name="ce25" office:value-type="float" office:value="1899" calcext:value-type="float">
            <text:p><text:s text:c="3"/>1,899</text:p>
          </table:table-cell>
          <table:table-cell table:style-name="ce25" office:value-type="float" office:value="3018" calcext:value-type="float">
            <text:p><text:s text:c="3"/>3,018</text:p>
          </table:table-cell>
          <table:table-cell table:style-name="ce25" office:value-type="float" office:value="8680" calcext:value-type="float">
            <text:p><text:s text:c="3"/>8,680</text:p>
          </table:table-cell>
          <table:table-cell table:style-name="ce25" office:value-type="float" office:value="571" calcext:value-type="float">
            <text:p><text:s text:c="3"/>571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3806" calcext:value-type="float">
            <text:p><text:s text:c="3"/>3,806</text:p>
          </table:table-cell>
          <table:table-cell table:style-name="ce25" office:value-type="float" office:value="42269" calcext:value-type="float">
            <text:p><text:s text:c="3"/>42,269</text:p>
          </table:table-cell>
          <table:table-cell table:style-name="ce25" office:value-type="float" office:value="2166" calcext:value-type="float">
            <text:p><text:s text:c="3"/>2,166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84691" calcext:value-type="float">
            <text:p><text:s text:c="3"/>84,691</text:p>
          </table:table-cell>
          <table:table-cell table:style-name="ce25" office:value-type="float" office:value="2033" calcext:value-type="float">
            <text:p><text:s text:c="3"/>2,033</text:p>
          </table:table-cell>
          <table:table-cell table:style-name="ce25" office:value-type="float" office:value="8965" calcext:value-type="float">
            <text:p><text:s text:c="3"/>8,965</text:p>
          </table:table-cell>
          <table:table-cell table:style-name="ce25" office:value-type="float" office:value="4825" calcext:value-type="float">
            <text:p><text:s text:c="3"/>4,825</text:p>
          </table:table-cell>
          <table:table-cell table:style-name="ce25" office:value-type="float" office:value="5127" calcext:value-type="float">
            <text:p><text:s text:c="3"/>5,127</text:p>
          </table:table-cell>
          <table:table-cell table:style-name="ce25" office:value-type="float" office:value="4348" calcext:value-type="float">
            <text:p><text:s text:c="3"/>4,348</text:p>
          </table:table-cell>
          <table:table-cell table:style-name="ce25" office:value-type="float" office:value="2205" calcext:value-type="float">
            <text:p><text:s text:c="3"/>2,205</text:p>
          </table:table-cell>
          <table:table-cell table:style-name="ce25" office:value-type="float" office:value="2960" calcext:value-type="float">
            <text:p><text:s text:c="3"/>2,960</text:p>
          </table:table-cell>
          <table:table-cell table:style-name="ce25" office:value-type="float" office:value="7642" calcext:value-type="float">
            <text:p><text:s text:c="3"/>7,642</text:p>
          </table:table-cell>
          <table:table-cell table:style-name="ce25" office:value-type="float" office:value="442" calcext:value-type="float">
            <text:p><text:s text:c="3"/>44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806" calcext:value-type="float">
            <text:p><text:s text:c="3"/>3,806</text:p>
          </table:table-cell>
          <table:table-cell table:style-name="ce25" office:value-type="float" office:value="42269" calcext:value-type="float">
            <text:p><text:s text:c="3"/>42,269</text:p>
          </table:table-cell>
          <table:table-cell table:style-name="ce25" office:value-type="float" office:value="56" calcext:value-type="float">
            <text:p><text:s text:c="3"/>56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9" office:value-type="float" office:value="4702" calcext:value-type="float">
            <text:p><text:s text:c="3"/>4,70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1101" calcext:value-type="float">
            <text:p><text:s text:c="3"/>41,101</text:p>
          </table:table-cell>
          <table:table-cell table:style-name="ce25" office:value-type="float" office:value="2165" calcext:value-type="float">
            <text:p><text:s text:c="3"/>2,165</text:p>
          </table:table-cell>
          <table:table-cell table:style-name="ce25" office:value-type="float" office:value="3775" calcext:value-type="float">
            <text:p><text:s text:c="3"/>3,775</text:p>
          </table:table-cell>
          <table:table-cell table:style-name="ce25" office:value-type="float" office:value="3548" calcext:value-type="float">
            <text:p><text:s text:c="3"/>3,548</text:p>
          </table:table-cell>
          <table:table-cell table:style-name="ce25" office:value-type="float" office:value="1610" calcext:value-type="float">
            <text:p><text:s text:c="3"/>1,610</text:p>
          </table:table-cell>
          <table:table-cell table:style-name="ce25" office:value-type="float" office:value="1490" calcext:value-type="float">
            <text:p><text:s text:c="3"/>1,490</text:p>
          </table:table-cell>
          <table:table-cell table:style-name="ce25" office:value-type="float" office:value="827" calcext:value-type="float">
            <text:p><text:s text:c="3"/>827</text:p>
          </table:table-cell>
          <table:table-cell table:style-name="ce25" office:value-type="float" office:value="1410" calcext:value-type="float">
            <text:p><text:s text:c="3"/>1,410</text:p>
          </table:table-cell>
          <table:table-cell table:style-name="ce25" office:value-type="float" office:value="4159" calcext:value-type="float">
            <text:p><text:s text:c="3"/>4,159</text:p>
          </table:table-cell>
          <table:table-cell table:style-name="ce25" office:value-type="float" office:value="335" calcext:value-type="float">
            <text:p><text:s text:c="3"/>33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64" calcext:value-type="float">
            <text:p><text:s text:c="3"/>1,764</text:p>
          </table:table-cell>
          <table:table-cell table:style-name="ce25" office:value-type="float" office:value="19357" calcext:value-type="float">
            <text:p><text:s text:c="3"/>19,357</text:p>
          </table:table-cell>
          <table:table-cell table:style-name="ce25" office:value-type="float" office:value="655" calcext:value-type="float">
            <text:p><text:s text:c="3"/>655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9269" calcext:value-type="float">
            <text:p><text:s text:c="3"/>39,269</text:p>
          </table:table-cell>
          <table:table-cell table:style-name="ce25" office:value-type="float" office:value="961" calcext:value-type="float">
            <text:p><text:s text:c="3"/>961</text:p>
          </table:table-cell>
          <table:table-cell table:style-name="ce25" office:value-type="float" office:value="4196" calcext:value-type="float">
            <text:p><text:s text:c="3"/>4,196</text:p>
          </table:table-cell>
          <table:table-cell table:style-name="ce25" office:value-type="float" office:value="2222" calcext:value-type="float">
            <text:p><text:s text:c="3"/>2,222</text:p>
          </table:table-cell>
          <table:table-cell table:style-name="ce25" office:value-type="float" office:value="2477" calcext:value-type="float">
            <text:p><text:s text:c="3"/>2,477</text:p>
          </table:table-cell>
          <table:table-cell table:style-name="ce25" office:value-type="float" office:value="1997" calcext:value-type="float">
            <text:p><text:s text:c="3"/>1,997</text:p>
          </table:table-cell>
          <table:table-cell table:style-name="ce25" office:value-type="float" office:value="1059" calcext:value-type="float">
            <text:p><text:s text:c="3"/>1,059</text:p>
          </table:table-cell>
          <table:table-cell table:style-name="ce25" office:value-type="float" office:value="1397" calcext:value-type="float">
            <text:p><text:s text:c="3"/>1,397</text:p>
          </table:table-cell>
          <table:table-cell table:style-name="ce25" office:value-type="float" office:value="3578" calcext:value-type="float">
            <text:p><text:s text:c="3"/>3,578</text:p>
          </table:table-cell>
          <table:table-cell table:style-name="ce25" office:value-type="float" office:value="228" calcext:value-type="float">
            <text:p><text:s text:c="3"/>22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64" calcext:value-type="float">
            <text:p><text:s text:c="3"/>1,764</text:p>
          </table:table-cell>
          <table:table-cell table:style-name="ce25" office:value-type="float" office:value="19357" calcext:value-type="float">
            <text:p><text:s text:c="3"/>19,357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3" office:value-type="float" office:value="1832" calcext:value-type="float">
            <text:p><text:s text:c="3"/>1,83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8292" calcext:value-type="float">
            <text:p><text:s text:c="3"/>48,292</text:p>
          </table:table-cell>
          <table:table-cell table:style-name="ce25" office:value-type="float" office:value="2460" calcext:value-type="float">
            <text:p><text:s text:c="3"/>2,460</text:p>
          </table:table-cell>
          <table:table-cell table:style-name="ce25" office:value-type="float" office:value="4318" calcext:value-type="float">
            <text:p><text:s text:c="3"/>4,318</text:p>
          </table:table-cell>
          <table:table-cell table:style-name="ce25" office:value-type="float" office:value="3923" calcext:value-type="float">
            <text:p><text:s text:c="3"/>3,923</text:p>
          </table:table-cell>
          <table:table-cell table:style-name="ce25" office:value-type="float" office:value="1935" calcext:value-type="float">
            <text:p><text:s text:c="3"/>1,935</text:p>
          </table:table-cell>
          <table:table-cell table:style-name="ce25" office:value-type="float" office:value="1747" calcext:value-type="float">
            <text:p><text:s text:c="3"/>1,747</text:p>
          </table:table-cell>
          <table:table-cell table:style-name="ce25" office:value-type="float" office:value="1072" calcext:value-type="float">
            <text:p><text:s text:c="3"/>1,072</text:p>
          </table:table-cell>
          <table:table-cell table:style-name="ce25" office:value-type="float" office:value="1608" calcext:value-type="float">
            <text:p><text:s text:c="3"/>1,608</text:p>
          </table:table-cell>
          <table:table-cell table:style-name="ce25" office:value-type="float" office:value="4521" calcext:value-type="float">
            <text:p><text:s text:c="3"/>4,521</text:p>
          </table:table-cell>
          <table:table-cell table:style-name="ce25" office:value-type="float" office:value="236" calcext:value-type="float">
            <text:p><text:s text:c="3"/>236</text:p>
          </table:table-cell>
          <table:table-cell table:style-name="ce28" office:value-type="float" office:value="2" calcext:value-type="float">
            <text:p>2</text:p>
          </table:table-cell>
          <table:table-cell table:style-name="ce25" office:value-type="float" office:value="2042" calcext:value-type="float">
            <text:p><text:s text:c="3"/>2,042</text:p>
          </table:table-cell>
          <table:table-cell table:style-name="ce25" office:value-type="float" office:value="22912" calcext:value-type="float">
            <text:p><text:s text:c="3"/>22,912</text:p>
          </table:table-cell>
          <table:table-cell table:style-name="ce25" office:value-type="float" office:value="1511" calcext:value-type="float">
            <text:p><text:s text:c="3"/>1,511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45422" calcext:value-type="float">
            <text:p><text:s text:c="3"/>45,422</text:p>
          </table:table-cell>
          <table:table-cell table:style-name="ce25" office:value-type="float" office:value="1072" calcext:value-type="float">
            <text:p><text:s text:c="3"/>1,072</text:p>
          </table:table-cell>
          <table:table-cell table:style-name="ce25" office:value-type="float" office:value="4769" calcext:value-type="float">
            <text:p><text:s text:c="3"/>4,769</text:p>
          </table:table-cell>
          <table:table-cell table:style-name="ce25" office:value-type="float" office:value="2603" calcext:value-type="float">
            <text:p><text:s text:c="3"/>2,603</text:p>
          </table:table-cell>
          <table:table-cell table:style-name="ce25" office:value-type="float" office:value="2650" calcext:value-type="float">
            <text:p><text:s text:c="3"/>2,650</text:p>
          </table:table-cell>
          <table:table-cell table:style-name="ce25" office:value-type="float" office:value="2351" calcext:value-type="float">
            <text:p><text:s text:c="3"/>2,351</text:p>
          </table:table-cell>
          <table:table-cell table:style-name="ce25" office:value-type="float" office:value="1146" calcext:value-type="float">
            <text:p><text:s text:c="3"/>1,146</text:p>
          </table:table-cell>
          <table:table-cell table:style-name="ce25" office:value-type="float" office:value="1563" calcext:value-type="float">
            <text:p><text:s text:c="3"/>1,563</text:p>
          </table:table-cell>
          <table:table-cell table:style-name="ce25" office:value-type="float" office:value="4064" calcext:value-type="float">
            <text:p><text:s text:c="3"/>4,064</text:p>
          </table:table-cell>
          <table:table-cell table:style-name="ce25" office:value-type="float" office:value="214" calcext:value-type="float">
            <text:p><text:s text:c="3"/>21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042" calcext:value-type="float">
            <text:p><text:s text:c="3"/>2,042</text:p>
          </table:table-cell>
          <table:table-cell table:style-name="ce25" office:value-type="float" office:value="22912" calcext:value-type="float">
            <text:p><text:s text:c="3"/>22,912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2870" calcext:value-type="float">
            <text:p><text:s text:c="3"/>2,87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6751" calcext:value-type="float">
            <text:p>16,751</text:p>
          </table:table-cell>
          <table:table-cell table:style-name="ce26" office:value-type="float" office:value="1079" calcext:value-type="float">
            <text:p>1,07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810" calcext:value-type="float">
            <text:p>4,81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702" calcext:value-type="float">
            <text:p>1,702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278" calcext:value-type="float">
            <text:p>6,278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817" calcext:value-type="float">
            <text:p>14,817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74" calcext:value-type="float">
            <text:p>2,874</text:p>
          </table:table-cell>
          <table:table-cell table:style-name="ce26" office:value-type="float" office:value="2112" calcext:value-type="float">
            <text:p>2,112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1854" calcext:value-type="float">
            <text:p>1,854</text:p>
          </table:table-cell>
          <table:table-cell table:style-name="ce26" office:value-type="float" office:value="98" calcext:value-type="float">
            <text:p>9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278" calcext:value-type="float">
            <text:p>6,27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934" calcext:value-type="float">
            <text:p>1,93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715" calcext:value-type="float">
            <text:p>7,715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35" calcext:value-type="float">
            <text:p>2,235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82" calcext:value-type="float">
            <text:p>8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88" calcext:value-type="float">
            <text:p>2,888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859" calcext:value-type="float">
            <text:p>6,859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23" calcext:value-type="float">
            <text:p>1,323</text:p>
          </table:table-cell>
          <table:table-cell table:style-name="ce27" office:value-type="float" office:value="997" calcext:value-type="float">
            <text:p>997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866" calcext:value-type="float">
            <text:p>866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88" calcext:value-type="float">
            <text:p>2,88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856" calcext:value-type="float">
            <text:p>85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036" calcext:value-type="float">
            <text:p>9,036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958" calcext:value-type="float">
            <text:p>7,95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078" calcext:value-type="float">
            <text:p>1,07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663" calcext:value-type="float">
            <text:p>10,663</text:p>
          </table:table-cell>
          <table:table-cell table:style-name="ce26" office:value-type="float" office:value="1144" calcext:value-type="float">
            <text:p>1,144</text:p>
          </table:table-cell>
          <table:table-cell table:style-name="ce26" office:value-type="float" office:value="2874" calcext:value-type="float">
            <text:p>2,87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52" calcext:value-type="float">
            <text:p>4,252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270" calcext:value-type="float">
            <text:p>12,270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4810" calcext:value-type="float">
            <text:p>4,8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057" calcext:value-type="float">
            <text:p>1,057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52" calcext:value-type="float">
            <text:p>4,25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1607" calcext:value-type="float">
            <text:p><text:s/>－1,60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48" calcext:value-type="float">
            <text:p>4,848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1323" calcext:value-type="float">
            <text:p>1,3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19" calcext:value-type="float">
            <text:p>1,919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15" calcext:value-type="float">
            <text:p>5,715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235" calcext:value-type="float">
            <text:p>2,2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19" calcext:value-type="float">
            <text:p>1,91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867" calcext:value-type="float">
            <text:p><text:s/>－86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815" calcext:value-type="float">
            <text:p>5,815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740" calcext:value-type="float">
            <text:p><text:s/>－74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612" calcext:value-type="float">
            <text:p>10,612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2112" calcext:value-type="float">
            <text:p>2,112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378" calcext:value-type="float">
            <text:p>1,378</text:p>
          </table:table-cell>
          <table:table-cell table:style-name="ce26" office:value-type="float" office:value="98" calcext:value-type="float">
            <text:p>9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53" calcext:value-type="float">
            <text:p>4,753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535" calcext:value-type="float">
            <text:p>8,535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53" calcext:value-type="float">
            <text:p>4,75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077" calcext:value-type="float">
            <text:p>2,07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63" calcext:value-type="float">
            <text:p>4,963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997" calcext:value-type="float">
            <text:p>997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669" calcext:value-type="float">
            <text:p>669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93" calcext:value-type="float">
            <text:p>2,193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15" calcext:value-type="float">
            <text:p>3,915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93" calcext:value-type="float">
            <text:p>2,19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048" calcext:value-type="float">
            <text:p>1,04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029" calcext:value-type="float">
            <text:p>1,02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448" calcext:value-type="float">
            <text:p>12,448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558" calcext:value-type="float">
            <text:p>2,558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71" calcext:value-type="float">
            <text:p>7,371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0834" calcext:value-type="float">
            <text:p>10,834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1662" calcext:value-type="float">
            <text:p>1,662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71" calcext:value-type="float">
            <text:p>7,37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614" calcext:value-type="float">
            <text:p>1,61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90" calcext:value-type="float">
            <text:p>5,590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1184" calcext:value-type="float">
            <text:p>1,184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91" calcext:value-type="float">
            <text:p>3,291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896" calcext:value-type="float">
            <text:p>4,896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769" calcext:value-type="float">
            <text:p>76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91" calcext:value-type="float">
            <text:p>3,29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694" calcext:value-type="float">
            <text:p>69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858" calcext:value-type="float">
            <text:p>6,858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38" calcext:value-type="float">
            <text:p>5,93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920" calcext:value-type="float">
            <text:p>92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355" calcext:value-type="float">
            <text:p>6,355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34" calcext:value-type="float">
            <text:p>3,834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829" calcext:value-type="float">
            <text:p>5,829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34" calcext:value-type="float">
            <text:p>3,83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526" calcext:value-type="float">
            <text:p>52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988" calcext:value-type="float">
            <text:p>2,988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01" calcext:value-type="float">
            <text:p>1,801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81" calcext:value-type="float">
            <text:p>2,681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01" calcext:value-type="float">
            <text:p>1,8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07" calcext:value-type="float">
            <text:p>30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19" calcext:value-type="float">
            <text:p>21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464" calcext:value-type="float">
            <text:p>10,464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63" calcext:value-type="float">
            <text:p>6,863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58" calcext:value-type="float">
            <text:p>10,058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63" calcext:value-type="float">
            <text:p>6,86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406" calcext:value-type="float">
            <text:p>40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77" calcext:value-type="float">
            <text:p>4,877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9" calcext:value-type="float">
            <text:p>619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18" calcext:value-type="float">
            <text:p>3,21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716" calcext:value-type="float">
            <text:p>4,71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18" calcext:value-type="float">
            <text:p>3,21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61" calcext:value-type="float">
            <text:p>16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342" calcext:value-type="float">
            <text:p>5,34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45" calcext:value-type="float">
            <text:p>24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388" calcext:value-type="float">
            <text:p><text:s text:c="3"/>21,388</text:p>
          </table:table-cell>
          <table:table-cell table:style-name="ce29" office:value-type="float" office:value="808" calcext:value-type="float">
            <text:p><text:s text:c="3"/>808</text:p>
          </table:table-cell>
          <table:table-cell table:style-name="ce29" office:value-type="float" office:value="1854" calcext:value-type="float">
            <text:p><text:s text:c="3"/>1,854</text:p>
          </table:table-cell>
          <table:table-cell table:style-name="ce29" office:value-type="float" office:value="1057" calcext:value-type="float">
            <text:p><text:s text:c="3"/>1,057</text:p>
          </table:table-cell>
          <table:table-cell table:style-name="ce29" office:value-type="float" office:value="1114" calcext:value-type="float">
            <text:p><text:s text:c="3"/>1,114</text:p>
          </table:table-cell>
          <table:table-cell table:style-name="ce29" office:value-type="float" office:value="1662" calcext:value-type="float">
            <text:p><text:s text:c="3"/>1,662</text:p>
          </table:table-cell>
          <table:table-cell table:style-name="ce29" office:value-type="float" office:value="610" calcext:value-type="float">
            <text:p><text:s text:c="3"/>610</text:p>
          </table:table-cell>
          <table:table-cell table:style-name="ce29" office:value-type="float" office:value="1220" calcext:value-type="float">
            <text:p><text:s text:c="3"/>1,22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5" calcext:value-type="float">
            <text:p><text:s text:c="3"/>125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3804" calcext:value-type="float">
            <text:p><text:s text:c="3"/>3,804</text:p>
          </table:table-cell>
          <table:table-cell table:style-name="ce29" office:value-type="float" office:value="8679" calcext:value-type="float">
            <text:p><text:s text:c="3"/>8,679</text:p>
          </table:table-cell>
          <table:table-cell table:style-name="ce29" office:value-type="float" office:value="450" calcext:value-type="float">
            <text:p><text:s text:c="3"/>450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21531" calcext:value-type="float">
            <text:p><text:s text:c="3"/>21,531</text:p>
          </table:table-cell>
          <table:table-cell table:style-name="ce29" office:value-type="float" office:value="354" calcext:value-type="float">
            <text:p><text:s text:c="3"/>354</text:p>
          </table:table-cell>
          <table:table-cell table:style-name="ce29" office:value-type="float" office:value="1702" calcext:value-type="float">
            <text:p><text:s text:c="3"/>1,702</text:p>
          </table:table-cell>
          <table:table-cell table:style-name="ce29" office:value-type="float" office:value="866" calcext:value-type="float">
            <text:p><text:s text:c="3"/>866</text:p>
          </table:table-cell>
          <table:table-cell table:style-name="ce29" office:value-type="float" office:value="1378" calcext:value-type="float">
            <text:p><text:s text:c="3"/>1,378</text:p>
          </table:table-cell>
          <table:table-cell table:style-name="ce29" office:value-type="float" office:value="2558" calcext:value-type="float">
            <text:p><text:s text:c="3"/>2,558</text:p>
          </table:table-cell>
          <table:table-cell table:style-name="ce29" office:value-type="float" office:value="768" calcext:value-type="float">
            <text:p><text:s text:c="3"/>768</text:p>
          </table:table-cell>
          <table:table-cell table:style-name="ce29" office:value-type="float" office:value="1301" calcext:value-type="float">
            <text:p><text:s text:c="3"/>1,30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7" calcext:value-type="float">
            <text:p><text:s text:c="3"/>10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804" calcext:value-type="float">
            <text:p><text:s text:c="3"/>3,804</text:p>
          </table:table-cell>
          <table:table-cell table:style-name="ce29" office:value-type="float" office:value="8679" calcext:value-type="float">
            <text:p><text:s text:c="3"/>8,679</text:p>
          </table:table-cell>
          <table:table-cell table:style-name="ce29" office:value-type="float" office:value="10" calcext:value-type="float">
            <text:p><text:s text:c="3"/>10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143" calcext:value-type="float">
            <text:p><text:s/>－143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767" calcext:value-type="float">
            <text:p><text:s text:c="3"/>9,767</text:p>
          </table:table-cell>
          <table:table-cell table:style-name="ce30" office:value-type="float" office:value="388" calcext:value-type="float">
            <text:p><text:s text:c="3"/>388</text:p>
          </table:table-cell>
          <table:table-cell table:style-name="ce30" office:value-type="float" office:value="866" calcext:value-type="float">
            <text:p><text:s text:c="3"/>866</text:p>
          </table:table-cell>
          <table:table-cell table:style-name="ce30" office:value-type="float" office:value="530" calcext:value-type="float">
            <text:p><text:s text:c="3"/>530</text:p>
          </table:table-cell>
          <table:table-cell table:style-name="ce30" office:value-type="float" office:value="503" calcext:value-type="float">
            <text:p><text:s text:c="3"/>503</text:p>
          </table:table-cell>
          <table:table-cell table:style-name="ce30" office:value-type="float" office:value="769" calcext:value-type="float">
            <text:p><text:s text:c="3"/>769</text:p>
          </table:table-cell>
          <table:table-cell table:style-name="ce30" office:value-type="float" office:value="253" calcext:value-type="float">
            <text:p><text:s text:c="3"/>253</text:p>
          </table:table-cell>
          <table:table-cell table:style-name="ce30" office:value-type="float" office:value="589" calcext:value-type="float">
            <text:p><text:s text:c="3"/>58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8" calcext:value-type="float">
            <text:p><text:s text:c="3"/>6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64" calcext:value-type="float">
            <text:p><text:s text:c="3"/>1,764</text:p>
          </table:table-cell>
          <table:table-cell table:style-name="ce30" office:value-type="float" office:value="3936" calcext:value-type="float">
            <text:p><text:s text:c="3"/>3,936</text:p>
          </table:table-cell>
          <table:table-cell table:style-name="ce30" office:value-type="float" office:value="100" calcext:value-type="float">
            <text:p><text:s text:c="3"/>100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0037" calcext:value-type="float">
            <text:p><text:s text:c="3"/>10,037</text:p>
          </table:table-cell>
          <table:table-cell table:style-name="ce30" office:value-type="float" office:value="171" calcext:value-type="float">
            <text:p><text:s text:c="3"/>171</text:p>
          </table:table-cell>
          <table:table-cell table:style-name="ce30" office:value-type="float" office:value="833" calcext:value-type="float">
            <text:p><text:s text:c="3"/>833</text:p>
          </table:table-cell>
          <table:table-cell table:style-name="ce30" office:value-type="float" office:value="398" calcext:value-type="float">
            <text:p><text:s text:c="3"/>398</text:p>
          </table:table-cell>
          <table:table-cell table:style-name="ce30" office:value-type="float" office:value="669" calcext:value-type="float">
            <text:p><text:s text:c="3"/>669</text:p>
          </table:table-cell>
          <table:table-cell table:style-name="ce30" office:value-type="float" office:value="1184" calcext:value-type="float">
            <text:p><text:s text:c="3"/>1,184</text:p>
          </table:table-cell>
          <table:table-cell table:style-name="ce30" office:value-type="float" office:value="398" calcext:value-type="float">
            <text:p><text:s text:c="3"/>398</text:p>
          </table:table-cell>
          <table:table-cell table:style-name="ce30" office:value-type="float" office:value="619" calcext:value-type="float">
            <text:p><text:s text:c="3"/>61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8" calcext:value-type="float">
            <text:p><text:s text:c="3"/>5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64" calcext:value-type="float">
            <text:p><text:s text:c="3"/>1,764</text:p>
          </table:table-cell>
          <table:table-cell table:style-name="ce30" office:value-type="float" office:value="3936" calcext:value-type="float">
            <text:p><text:s text:c="3"/>3,936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270" calcext:value-type="float">
            <text:p><text:s/>－27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621" calcext:value-type="float">
            <text:p><text:s text:c="3"/>11,621</text:p>
          </table:table-cell>
          <table:table-cell table:style-name="ce31" office:value-type="float" office:value="420" calcext:value-type="float">
            <text:p><text:s text:c="3"/>420</text:p>
          </table:table-cell>
          <table:table-cell table:style-name="ce31" office:value-type="float" office:value="988" calcext:value-type="float">
            <text:p><text:s text:c="3"/>988</text:p>
          </table:table-cell>
          <table:table-cell table:style-name="ce31" office:value-type="float" office:value="527" calcext:value-type="float">
            <text:p><text:s text:c="3"/>527</text:p>
          </table:table-cell>
          <table:table-cell table:style-name="ce31" office:value-type="float" office:value="611" calcext:value-type="float">
            <text:p><text:s text:c="3"/>611</text:p>
          </table:table-cell>
          <table:table-cell table:style-name="ce31" office:value-type="float" office:value="893" calcext:value-type="float">
            <text:p><text:s text:c="3"/>893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631" calcext:value-type="float">
            <text:p><text:s text:c="3"/>63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7" calcext:value-type="float">
            <text:p><text:s text:c="3"/>57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040" calcext:value-type="float">
            <text:p><text:s text:c="3"/>2,040</text:p>
          </table:table-cell>
          <table:table-cell table:style-name="ce31" office:value-type="float" office:value="4743" calcext:value-type="float">
            <text:p><text:s text:c="3"/>4,743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1494" calcext:value-type="float">
            <text:p><text:s text:c="3"/>11,494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869" calcext:value-type="float">
            <text:p><text:s text:c="3"/>869</text:p>
          </table:table-cell>
          <table:table-cell table:style-name="ce31" office:value-type="float" office:value="468" calcext:value-type="float">
            <text:p><text:s text:c="3"/>468</text:p>
          </table:table-cell>
          <table:table-cell table:style-name="ce31" office:value-type="float" office:value="709" calcext:value-type="float">
            <text:p><text:s text:c="3"/>709</text:p>
          </table:table-cell>
          <table:table-cell table:style-name="ce31" office:value-type="float" office:value="1374" calcext:value-type="float">
            <text:p><text:s text:c="3"/>1,374</text:p>
          </table:table-cell>
          <table:table-cell table:style-name="ce31" office:value-type="float" office:value="370" calcext:value-type="float">
            <text:p><text:s text:c="3"/>370</text:p>
          </table:table-cell>
          <table:table-cell table:style-name="ce31" office:value-type="float" office:value="682" calcext:value-type="float">
            <text:p><text:s text:c="3"/>68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40" calcext:value-type="float">
            <text:p><text:s text:c="3"/>2,040</text:p>
          </table:table-cell>
          <table:table-cell table:style-name="ce31" office:value-type="float" office:value="4743" calcext:value-type="float">
            <text:p><text:s text:c="3"/>4,743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27" calcext:value-type="float">
            <text:p>12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67" calcext:value-type="float">
            <text:p>1,76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02" calcext:value-type="float">
            <text:p>102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83" calcext:value-type="float">
            <text:p>58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96" calcext:value-type="float">
            <text:p>2,39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7" calcext:value-type="float">
            <text:p>1,86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29" calcext:value-type="float">
            <text:p>52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51" calcext:value-type="float">
            <text:p>25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65" calcext:value-type="float">
            <text:p>1,26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78" calcext:value-type="float">
            <text:p>27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39" calcext:value-type="float">
            <text:p>1,53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73" calcext:value-type="float">
            <text:p>27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46" calcext:value-type="float">
            <text:p>14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351" calcext:value-type="float">
            <text:p>35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7" calcext:value-type="float">
            <text:p>12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813" calcext:value-type="float">
            <text:p>2,81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23" calcext:value-type="float">
            <text:p>3,62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10" calcext:value-type="float">
            <text:p><text:s/>－81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717" calcext:value-type="float">
            <text:p>7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01" calcext:value-type="float">
            <text:p><text:s/>－40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55" calcext:value-type="float">
            <text:p>1,95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09" calcext:value-type="float">
            <text:p><text:s/>－40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378" calcext:value-type="float">
            <text:p>3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04" calcext:value-type="float">
            <text:p><text:s/>－20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81" calcext:value-type="float">
            <text:p>18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1" calcext:value-type="float">
            <text:p><text:s/>－11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97" calcext:value-type="float">
            <text:p>1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3" calcext:value-type="float">
            <text:p><text:s/>－9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52" calcext:value-type="float">
            <text:p>1,55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0" calcext:value-type="float">
            <text:p>1,67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540" calcext:value-type="float">
            <text:p>54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8" calcext:value-type="float">
            <text:p><text:s/>－11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30" calcext:value-type="float">
            <text:p>23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8" calcext:value-type="float">
            <text:p><text:s/>－6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310" calcext:value-type="float">
            <text:p>3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62" calcext:value-type="float">
            <text:p>1,26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20" calcext:value-type="float">
            <text:p><text:s/>－1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29" calcext:value-type="float">
            <text:p>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65" calcext:value-type="float">
            <text:p><text:s/>－6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82" calcext:value-type="float">
            <text:p>18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5" calcext:value-type="float">
            <text:p><text:s/>－5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60" calcext:value-type="float">
            <text:p>2,26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91" calcext:value-type="float">
            <text:p>2,29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09" calcext:value-type="float">
            <text:p>1,20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02" calcext:value-type="float">
            <text:p>20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1" calcext:value-type="float">
            <text:p>2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07" calcext:value-type="float">
            <text:p>1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95" calcext:value-type="float">
            <text:p>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580" calcext:value-type="float">
            <text:p>58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53" calcext:value-type="float">
            <text:p>2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27" calcext:value-type="float">
            <text:p>32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6" calcext:value-type="float">
            <text:p>10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4" calcext:value-type="float">
            <text:p>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3" calcext:value-type="float">
            <text:p>7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38" calcext:value-type="float">
            <text:p>1,53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5" calcext:value-type="float">
            <text:p>1,4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03" calcext:value-type="float">
            <text:p>10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6" calcext:value-type="float">
            <text:p>3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89" calcext:value-type="float">
            <text:p>8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12" calcext:value-type="float">
            <text:p>1,71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95" calcext:value-type="float">
            <text:p>9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06" calcext:value-type="float">
            <text:p>10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4" calcext:value-type="float">
            <text:p><text:s/>－6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07" calcext:value-type="float">
            <text:p>10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17" calcext:value-type="float">
            <text:p>81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25" calcext:value-type="float">
            <text:p>1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9" calcext:value-type="float">
            <text:p>2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11" calcext:value-type="float">
            <text:p>1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97" calcext:value-type="float">
            <text:p><text:s/>－9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2" calcext:value-type="float">
            <text:p>102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25" calcext:value-type="float">
            <text:p>2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3" calcext:value-type="float">
            <text:p><text:s/>－8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2" calcext:value-type="float">
            <text:p><text:s/>－8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5" calcext:value-type="float">
            <text:p>1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